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ort JAVA_HOME=/usr/lib/java/jdk1.8.0_11</text:p>
      <text:p text:style-name="Standard">export PATH=$JAVA_HOME/bin:$PATH</text:p>
      <text:p text:style-name="Standard"/>
      <text:p text:style-name="Standard">export JAVA_HOME=/usr/lib/jvm/java-8-openjdk-amd64</text:p>
      <text:p text:style-name="Standard">export PATH=$JAVA_HOME/bin:$PAT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3:41:29.391564559</meta:creation-date>
    <dc:date>2020-06-24T00:40:08.462166222</dc:date>
    <meta:editing-duration>PT48M39S</meta:editing-duration>
    <meta:editing-cycles>1</meta:editing-cycles>
    <meta:document-statistic meta:table-count="0" meta:image-count="0" meta:object-count="0" meta:page-count="1" meta:paragraph-count="4" meta:word-count="8" meta:character-count="156" meta:non-whitespace-character-count="152"/>
    <meta:generator>LibreOffice/6.4.3.2$Linux_X86_64 LibreOffice_project/40$Build-2</meta:generator>
  </office:meta>
</office:document-meta>
</file>